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960000009A571D9F4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7.7999992370605pt"/>
    </style:style>
    <style:style style:name="T1" style:family="text">
      <style:text-properties fo:font-size="17.799999237060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2.545cm" svg:x="5.462cm" svg:y="4.896cm">
          <text:p text:style-name="P1"><text:span text:style-name="T1">Juliu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6.35cm" svg:height="2.545cm" svg:x="5.462cm" svg:y="2.498cm">
          <text:p text:style-name="P1"><text:span text:style-name="T1">LaPSAPI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127cm" svg:height="2.536cm" svg:x="14.118cm" svg:y="5.001cm">
          <text:p text:style-name="P1">Modelo</text:p>
          <text:p text:style-name="P1">acústico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905cm" svg:height="1.272cm" svg:x="2.924cm" svg:y="5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13.918cm" svg:y1="6.311cm" svg:x2="12.013cm" svg:y2="6.311cm">
          <text:p/>
        </draw:line>
        <draw:custom-shape draw:style-name="gr1" draw:text-style-name="P1" draw:layer="layout" svg:width="3.127cm" svg:height="2.536cm" svg:x="14.116cm" svg:y="2.502cm">
          <text:p text:style-name="P1">Gramática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13.918cm" svg:y1="3.808cm" svg:x2="12.013cm" svg:y2="3.808cm">
          <text:p/>
        </draw:line>
        <draw:custom-shape draw:style-name="gr1" draw:text-style-name="P2" draw:layer="layout" svg:width="6.35cm" svg:height="2.545cm" svg:x="5.462cm" svg:y="0.1cm">
          <text:p text:style-name="P1">Aplicação</text:p>
          <text:p text:style-name="P1">(ex. SpeechOO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1" draw:layer="layout" svg:width="1.856cm" svg:height="1.905cm" svg:x="0.349cm" svg:y="5.48cm">
          <draw:image xlink:href="Pictures/10000201000000960000009A571D9F4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29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len </meta:initial-creator>
    <meta:creation-date>2010-07-24T10:51:48</meta:creation-date>
    <dc:date>2010-07-24T11:31:38</dc:date>
    <dc:creator>colen </dc:creator>
    <meta:editing-duration>PT00H18M15S</meta:editing-duration>
    <meta:editing-cycles>4</meta:editing-cycles>
    <meta:generator>BrOffice.org/3.2$Unix OpenOffice.org_project/320m12$Build-9483</meta:generator>
    <meta:document-statistic meta:object-count="9"/>
  </office:meta>
</office:document-meta>
</file>